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6622" calcext:value-type="float">
            <text:p>6.24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0448" calcext:value-type="float">
            <text:p>5.79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157574193548" calcext:value-type="float">
            <text:p>5.9215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2176" calcext:value-type="float">
            <text:p>5.37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45238709677" calcext:value-type="float">
            <text:p>4.8854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7964137931" calcext:value-type="float">
            <text:p>4.9137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82475" calcext:value-type="float">
            <text:p>5.0748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97161290323" calcext:value-type="float">
            <text:p>5.3649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166" calcext:value-type="float">
            <text:p>5.6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62967741936" calcext:value-type="float">
            <text:p>6.2056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78592" calcext:value-type="float">
            <text:p>6.13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6332" calcext:value-type="float">
            <text:p>6.4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498141935484" calcext:value-type="float">
            <text:p>6.5249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643922580645" calcext:value-type="float">
            <text:p>6.3164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277858064516" calcext:value-type="float">
            <text:p>6.0327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85112" calcext:value-type="float">
            <text:p>5.25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88722580645" calcext:value-type="float">
            <text:p>4.9478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0412" calcext:value-type="float">
            <text:p>4.8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21090909091" calcext:value-type="float">
            <text:p>4.92021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9672" calcext:value-type="float">
            <text:p>5.47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557806451613" calcext:value-type="float">
            <text:p>5.9155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3912" calcext:value-type="float">
            <text:p>5.9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438683870968" calcext:value-type="float">
            <text:p>5.7743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89264516129" calcext:value-type="float">
            <text:p>5.9498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06709677419" calcext:value-type="float">
            <text:p>5.711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675" calcext:value-type="float">
            <text:p>5.78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42312" calcext:value-type="float">
            <text:p>5.30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03974193548" calcext:value-type="float">
            <text:p>5.0620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803228571429" calcext:value-type="float">
            <text:p>5.04803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75995" calcext:value-type="float">
            <text:p>5.1775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89470967742" calcext:value-type="float">
            <text:p>5.3518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1872" calcext:value-type="float">
            <text:p>5.58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51275" calcext:value-type="float">
            <text:p>5.6265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23744" calcext:value-type="float">
            <text:p>5.33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655019354839" calcext:value-type="float">
            <text:p>5.6065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668258064516" calcext:value-type="float">
            <text:p>6.0266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53088" calcext:value-type="float">
            <text:p>6.25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3528" calcext:value-type="float">
            <text:p>5.7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04675" calcext:value-type="float">
            <text:p>5.3270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34142857143" calcext:value-type="float">
            <text:p>4.9633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77367741936" calcext:value-type="float">
            <text:p>5.0717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92025806452" calcext:value-type="float">
            <text:p>5.2859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72025806452" calcext:value-type="float">
            <text:p>5.5907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277341935484" calcext:value-type="float">
            <text:p>5.622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07392" calcext:value-type="float">
            <text:p>6.32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3805" calcext:value-type="float">
            <text:p>6.8543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89135483871" calcext:value-type="float">
            <text:p>6.0378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4984" calcext:value-type="float">
            <text:p>5.18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8181" calcext:value-type="float">
            <text:p>5.258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652" calcext:value-type="float">
            <text:p>4.96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01935483871" calcext:value-type="float">
            <text:p>4.776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036" calcext:value-type="float">
            <text:p>4.73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5068" calcext:value-type="float">
            <text:p>6.00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24206451613" calcext:value-type="float">
            <text:p>5.894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9064" calcext:value-type="float">
            <text:p>5.6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582" calcext:value-type="float">
            <text:p>5.037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2016" calcext:value-type="float">
            <text:p>4.86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25815" calcext:value-type="float">
            <text:p>4.6525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233657142857" calcext:value-type="float">
            <text:p>4.6523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0235" calcext:value-type="float">
            <text:p>4.7600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70193548387" calcext:value-type="float">
            <text:p>5.0877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513909677419" calcext:value-type="float">
            <text:p>5.5251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46905" calcext:value-type="float">
            <text:p>5.5246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5792" calcext:value-type="float">
            <text:p>5.67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175525" calcext:value-type="float">
            <text:p>5.6617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06735483871" calcext:value-type="float">
            <text:p>5.9220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87458064516" calcext:value-type="float">
            <text:p>6.0388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567690322581" calcext:value-type="float">
            <text:p>5.575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413909677419" calcext:value-type="float">
            <text:p>5.1441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062125" calcext:value-type="float">
            <text:p>4.9706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96485714286" calcext:value-type="float">
            <text:p>4.94396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807325" calcext:value-type="float">
            <text:p>5.158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57703225806" calcext:value-type="float">
            <text:p>5.4525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108" calcext:value-type="float">
            <text:p>5.8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255225" calcext:value-type="float">
            <text:p>5.9425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9784" calcext:value-type="float">
            <text:p>5.8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91587096774" calcext:value-type="float">
            <text:p>5.8899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678683870968" calcext:value-type="float">
            <text:p>5.9267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32544" calcext:value-type="float">
            <text:p>6.02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409212903226" calcext:value-type="float">
            <text:p>5.604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97936" calcext:value-type="float">
            <text:p>5.40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819896774194" calcext:value-type="float">
            <text:p>5.3281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99628571429" calcext:value-type="float">
            <text:p>5.52199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32275" calcext:value-type="float">
            <text:p>5.6303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270941935484" calcext:value-type="float">
            <text:p>5.8727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9712" calcext:value-type="float">
            <text:p>6.27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420077419355" calcext:value-type="float">
            <text:p>6.4242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7096" calcext:value-type="float">
            <text:p>6.7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37236" calcext:value-type="float">
            <text:p>5.103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157625806452" calcext:value-type="float">
            <text:p>5.5815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010658064516" calcext:value-type="float">
            <text:p>5.9901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3568" calcext:value-type="float">
            <text:p>6.38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21824516129" calcext:value-type="float">
            <text:p>6.302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8288" calcext:value-type="float">
            <text:p>6.3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10967741936" calcext:value-type="float">
            <text:p>6.6171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527019354839" calcext:value-type="float">
            <text:p>6.7952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3464" calcext:value-type="float">
            <text:p>6.25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55587096774" calcext:value-type="float">
            <text:p>6.0575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63225806452" calcext:value-type="float">
            <text:p>5.648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12103225806" calcext:value-type="float">
            <text:p>4.8521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479142857143" calcext:value-type="float">
            <text:p>5.1347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298219354839" calcext:value-type="float">
            <text:p>5.2529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71535483871" calcext:value-type="float">
            <text:p>5.3917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1672" calcext:value-type="float">
            <text:p>6.0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048206451613" calcext:value-type="float">
            <text:p>6.2904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7264" calcext:value-type="float">
            <text:p>6.37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67664516129" calcext:value-type="float">
            <text:p>6.5076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613780645161" calcext:value-type="float">
            <text:p>6.7561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62993548387" calcext:value-type="float">
            <text:p>6.0356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94425806452" calcext:value-type="float">
            <text:p>5.8589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8616" calcext:value-type="float">
            <text:p>5.69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901987096774" calcext:value-type="float">
            <text:p>5.5790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92329411765" calcext:value-type="float">
            <text:p>5.571923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89705" calcext:value-type="float">
            <text:p>5.4789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02193548387" calcext:value-type="float">
            <text:p>5.743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5328" calcext:value-type="float">
            <text:p>5.88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710175" calcext:value-type="float">
            <text:p>5.7671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0208" calcext:value-type="float">
            <text:p>5.98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32533333333" calcext:value-type="float">
            <text:p>6.32832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144" calcext:value-type="float">
            <text:p>6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098836363636" calcext:value-type="float">
            <text:p>6.66098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9176" calcext:value-type="float">
            <text:p>6.2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57025" calcext:value-type="float">
            <text:p>5.3245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84472727273" calcext:value-type="float">
            <text:p>5.02684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7648" calcext:value-type="float">
            <text:p>5.0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452775" calcext:value-type="float">
            <text:p>4.9845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560825806452" calcext:value-type="float">
            <text:p>5.0756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63112" calcext:value-type="float">
            <text:p>5.43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9525" calcext:value-type="float">
            <text:p>5.4864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91072" calcext:value-type="float">
            <text:p>5.70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48735" calcext:value-type="float">
            <text:p>5.4648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94" calcext:value-type="float">
            <text:p>4.8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023525" calcext:value-type="float">
            <text:p>4.9302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933655172414" calcext:value-type="float">
            <text:p>4.93933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05184516129" calcext:value-type="float">
            <text:p>5.180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441625806452" calcext:value-type="float">
            <text:p>5.4444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4248" calcext:value-type="float">
            <text:p>5.5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510690909091" calcext:value-type="float">
            <text:p>5.4851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0384" calcext:value-type="float">
            <text:p>5.5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8667" calcext:value-type="float">
            <text:p>6.098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57032258065" calcext:value-type="float">
            <text:p>6.4435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908825806452" calcext:value-type="float">
            <text:p>6.2490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545625806452" calcext:value-type="float">
            <text:p>6.1454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231261538462" calcext:value-type="float">
            <text:p>5.84231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68763636364" calcext:value-type="float">
            <text:p>5.22468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854514285714" calcext:value-type="float">
            <text:p>4.9785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22805" calcext:value-type="float">
            <text:p>5.2922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39896774194" calcext:value-type="float">
            <text:p>5.4043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8904" calcext:value-type="float">
            <text:p>5.5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7768" calcext:value-type="float">
            <text:p>5.6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94184615385" calcext:value-type="float">
            <text:p>5.36694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52266666667" calcext:value-type="float">
            <text:p>4.90152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571171428572" calcext:value-type="float">
            <text:p>5.09571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212" calcext:value-type="float">
            <text:p>5.1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259483870968" calcext:value-type="float">
            <text:p>5.1525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489651612903" calcext:value-type="float">
            <text:p>5.304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876541935484" calcext:value-type="float">
            <text:p>5.5587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2439" calcext:value-type="float">
            <text:p>6.052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82275" calcext:value-type="float">
            <text:p>6.9638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503896774194" calcext:value-type="float">
            <text:p>6.7150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7944" calcext:value-type="float">
            <text:p>7.0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56075" calcext:value-type="float">
            <text:p>6.7725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276" calcext:value-type="float">
            <text:p>5.89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92425" calcext:value-type="float">
            <text:p>5.4899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8912" calcext:value-type="float">
            <text:p>5.5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74571428571" calcext:value-type="float">
            <text:p>5.7487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556051612903" calcext:value-type="float">
            <text:p>6.0455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42658064516" calcext:value-type="float">
            <text:p>6.2644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08541935484" calcext:value-type="float">
            <text:p>6.2140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6277" calcext:value-type="float">
            <text:p>6.026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4445" calcext:value-type="float">
            <text:p>6.35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722504347826" calcext:value-type="float">
            <text:p>6.157225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52704" calcext:value-type="float">
            <text:p>6.40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0312" calcext:value-type="float">
            <text:p>6.4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80328" calcext:value-type="float">
            <text:p>5.69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62975" calcext:value-type="float">
            <text:p>5.4196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05737931035" calcext:value-type="float">
            <text:p>5.50405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380283870968" calcext:value-type="float">
            <text:p>5.6738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6029" calcext:value-type="float">
            <text:p>5.566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42295652174" calcext:value-type="float">
            <text:p>5.504422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18857142857" calcext:value-type="float">
            <text:p>4.9921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79215483871" calcext:value-type="float">
            <text:p>5.197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084032" calcext:value-type="float">
            <text:p>5.29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5512" calcext:value-type="float">
            <text:p>5.7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07584" calcext:value-type="float">
            <text:p>5.6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431741935484" calcext:value-type="float">
            <text:p>5.7843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1388" calcext:value-type="float">
            <text:p>5.7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48246153846" calcext:value-type="float">
            <text:p>5.41348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06514285714" calcext:value-type="float">
            <text:p>5.4560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208266666667" calcext:value-type="float">
            <text:p>5.5720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98056" calcext:value-type="float">
            <text:p>5.7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05393548387" calcext:value-type="float">
            <text:p>5.6180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88888" calcext:value-type="float">
            <text:p>5.68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95922580645" calcext:value-type="float">
            <text:p>5.9049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631225806452" calcext:value-type="float">
            <text:p>6.1363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97464" calcext:value-type="float">
            <text:p>6.14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54967741935" calcext:value-type="float">
            <text:p>5.9465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6624" calcext:value-type="float">
            <text:p>5.47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34993548387" calcext:value-type="float">
            <text:p>5.3193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86620689655" calcext:value-type="float">
            <text:p>5.24886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584516129032" calcext:value-type="float">
            <text:p>5.225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458425806452" calcext:value-type="float">
            <text:p>5.2645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6784" calcext:value-type="float">
            <text:p>5.3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063380645161" calcext:value-type="float">
            <text:p>5.3906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8808" calcext:value-type="float">
            <text:p>5.3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72077419355" calcext:value-type="float">
            <text:p>5.6317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72929032258" calcext:value-type="float">
            <text:p>5.7367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03848" calcext:value-type="float">
            <text:p>5.72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084722580645" calcext:value-type="float">
            <text:p>5.7708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23536" calcext:value-type="float">
            <text:p>5.5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72" calcext:value-type="float">
            <text:p>5.1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194141935484" calcext:value-type="float">
            <text:p>5.0619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98193548387" calcext:value-type="float">
            <text:p>5.0419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3124" calcext:value-type="float">
            <text:p>5.1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231716129032" calcext:value-type="float">
            <text:p>5.1923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492" calcext:value-type="float">
            <text:p>5.58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75664516129" calcext:value-type="float">
            <text:p>5.6237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54503225806" calcext:value-type="float">
            <text:p>5.5775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1632" calcext:value-type="float">
            <text:p>5.52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84103225807" calcext:value-type="float">
            <text:p>5.6598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293" calcext:value-type="float">
            <text:p>5.66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0185" calcext:value-type="float">
            <text:p>5.290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41935483871" calcext:value-type="float">
            <text:p>5.309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93568" calcext:value-type="float">
            <text:p>5.3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604" calcext:value-type="float">
            <text:p>5.34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5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04" meta:object-count="0"/>
    <meta:user-defined meta:name="AppVersion">3.0</meta:user-defined>
  </office:meta>
</office:document-meta>
</file>